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414cm" table:align="left"/>
    </style:style>
    <style:style style:name="Table1.A" style:family="table-column">
      <style:table-column-properties style:column-width="3.253cm"/>
    </style:style>
    <style:style style:name="Table1.B" style:family="table-column">
      <style:table-column-properties style:column-width="4.16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372cm" table:align="left"/>
    </style:style>
    <style:style style:name="Table2.A" style:family="table-column">
      <style:table-column-properties style:column-width="13.37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468cm" table:align="left"/>
    </style:style>
    <style:style style:name="Table3.A" style:family="table-column">
      <style:table-column-properties style:column-width="3.46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115cm" table:align="left"/>
    </style:style>
    <style:style style:name="Table4.A" style:family="table-column">
      <style:table-column-properties style:column-width="13.11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855cm" table:align="left"/>
    </style:style>
    <style:style style:name="Table5.A" style:family="table-column">
      <style:table-column-properties style:column-width="7.85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563cm" table:align="left"/>
    </style:style>
    <style:style style:name="Table6.A" style:family="table-column">
      <style:table-column-properties style:column-width="1.56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597cm" table:align="left"/>
    </style:style>
    <style:style style:name="Table7.A" style:family="table-column">
      <style:table-column-properties style:column-width="7.59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09cm" table:align="left"/>
    </style:style>
    <style:style style:name="Table8.A" style:family="table-column">
      <style:table-column-properties style:column-width="3.0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833cm" table:align="left"/>
    </style:style>
    <style:style style:name="Table9.A" style:family="table-column">
      <style:table-column-properties style:column-width="2.83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541cm" table:align="left"/>
    </style:style>
    <style:style style:name="Table10.A" style:family="table-column">
      <style:table-column-properties style:column-width="7.54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7.283cm" table:align="left"/>
    </style:style>
    <style:style style:name="Table11.A" style:family="table-column">
      <style:table-column-properties style:column-width="7.283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 style:list-style-name="L3"/>
    <style:style style:name="P11" style:family="paragraph" style:parent-style-name="Table_20_Contents">
      <style:paragraph-properties fo:margin-top="0cm" fo:margin-bottom="0.499cm"/>
    </style:style>
    <style:style style:name="P12" style:family="paragraph" style:parent-style-name="Table_20_Contents" style:list-style-name="L3">
      <style:paragraph-properties fo:margin-top="0cm" fo:margin-bottom="0.499cm"/>
    </style:style>
    <style:style style:name="P13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(TheCards)</text:h>
      <text:p text:style-name="Text_20_body">John is playing a solitaire computer game. There are n cards numbered from 1 to n and <text:span text:style-name="T1">m</text:span> slots numbered form 1 to <text:span text:style-name="T1">m</text:span> from the left to the right. He has to place each card into some slot using the following rules. </text:p>
      <text:p text:style-name="Text_20_body">Basic rules: </text:p>
      <text:list xml:id="list1682576888" text:style-name="L1">
        <text:list-item>
          <text:p text:style-name="P6">The first card (card number 1) may be placed in any slot. </text:p>
        </text:list-item>
        <text:list-item>
          <text:p text:style-name="P6">The second card (card number 2) must be placed exactly <text:span text:style-name="T1">dist</text:span>[0] slots to the left or exactly <text:span text:style-name="T1">dist</text:span>[0] slots to the right of the first card. </text:p>
        </text:list-item>
        <text:list-item>
          <text:p text:style-name="P6">Similarly, each card number <text:span text:style-name="T2">i</text:span> (<text:span text:style-name="T2">i</text:span> &gt; 1) must be placed exactly <text:span text:style-name="T1">dist</text:span>[<text:span text:style-name="T2">i</text:span>-2] slots to the left or exactly <text:span text:style-name="T1">dist</text:span>[<text:span text:style-name="T2">i</text:span>-2] slots to the right of the previous card (card number <text:span text:style-name="T2">i</text:span>-1). </text:p>
        </text:list-item>
        <text:list-item>
          <text:p text:style-name="P1">Finally, if the last card (card number n) is exactly <text:span text:style-name="T1">dist</text:span>[n-1] slots to the left or exactly <text:span text:style-name="T1">dist</text:span>[n-1] slots to the right of the first card (card number 1) then John wins the game. </text:p>
        </text:list-item>
      </text:list>
      <text:p text:style-name="Text_20_body">Special cases: </text:p>
      <text:list xml:id="list1470010406" text:style-name="L2">
        <text:list-item>
          <text:p text:style-name="P7">If an element of <text:span text:style-name="T1">dist</text:span> is equal to 0, then the corresponding card should be placed into the same slot as previous card. </text:p>
        </text:list-item>
        <text:list-item>
          <text:p text:style-name="P2">If an element of <text:span text:style-name="T1">dist</text:span> is equal to -1, then the distance between the corresponding card and the previous card can be arbitrary. </text:p>
        </text:list-item>
      </text:list>
      <text:p text:style-name="Text_20_body">You are given int[] <text:span text:style-name="T1">dist</text:span> that contains exactly n elements and the int <text:span text:style-name="T1">m</text:span>. Return the number (modulo 1234567891) of ways to place the cards into the slots so that John wins. </text:p>
      <text:h text:style-name="Heading_20_3" text:outline-level="3">Definition</text:h>
      <text:p text:style-name="P5">   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lass:</text:p>
          </table:table-cell>
          <table:table-cell table:style-name="Table1.A1" office:value-type="string">
            <text:p text:style-name="Table_20_Contents">TheCards</text:p>
          </table:table-cell>
        </table:table-row>
        <table:table-row>
          <table:table-cell table:style-name="Table1.A1" office:value-type="string">
            <text:p text:style-name="Table_20_Contents">Method:</text:p>
          </table:table-cell>
          <table:table-cell table:style-name="Table1.A1" office:value-type="string">
            <text:p text:style-name="Table_20_Contents">find</text:p>
          </table:table-cell>
        </table:table-row>
        <table:table-row>
          <table:table-cell table:style-name="Table1.A1" office:value-type="string">
            <text:p text:style-name="Table_20_Contents">Parameters:</text:p>
          </table:table-cell>
          <table:table-cell table:style-name="Table1.A1" office:value-type="string">
            <text:p text:style-name="Table_20_Contents">int[], int</text:p>
          </table:table-cell>
        </table:table-row>
        <table:table-row>
          <table:table-cell table:style-name="Table1.A1" office:value-type="string">
            <text:p text:style-name="Table_20_Contents">Returns:</text:p>
          </table:table-cell>
          <table:table-cell table:style-name="Table1.A1" office:value-type="string">
            <text:p text:style-name="Table_20_Contents">int</text:p>
          </table:table-cell>
        </table:table-row>
        <table:table-row>
          <table:table-cell table:style-name="Table1.A1" office:value-type="string">
            <text:p text:style-name="Table_20_Contents">Method signature:</text:p>
          </table:table-cell>
          <table:table-cell table:style-name="Table1.A1" office:value-type="string">
            <text:p text:style-name="Table_20_Contents">int find(int[] dist, int m)</text:p>
          </table:table-cell>
        </table:table-row>
        <table:table-row>
          <table:table-cell table:style-name="Table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p text:style-name="Text_20_body">     </text:p>
      <text:h text:style-name="Heading_20_3" text:outline-level="3">Notes</text:h>
      <text:list xml:id="list1334429861" text:style-name="L4">
        <text:list-item>
          <text:p text:style-name="P3">More than one card can be placed into a single slot.</text:p>
        </text:list-item>
        <text:list-item>
          <text:p text:style-name="P3">Slots do not wrap. There are no slots to the left of slot number 1 and no slots to the right of slot number <text:span text:style-name="T1">m</text:span>. </text:p>
        </text:list-item>
      </text:list>
      <text:h text:style-name="Heading_20_3" text:outline-level="3">Constraints</text:h>
      <text:list xml:id="list595717839" text:style-name="L5">
        <text:list-item>
          <text:p text:style-name="P4"><text:span text:style-name="T1">dist</text:span> will contain between 2 and 36 elements, inclusive.</text:p>
        </text:list-item>
        <text:list-item>
          <text:p text:style-name="P4">Each element of <text:span text:style-name="T1">dist</text:span> will be between -1 and 10,000, inclusive.</text:p>
        </text:list-item>
        <text:list-item>
          <text:p text:style-name="P4"><text:span text:style-name="T1">m</text:span> will be between 1 and 1,000,000, inclusive. </text:p>
        </text:list-item>
      </text:list>
      <text:h text:style-name="Heading_20_3" text:outline-level="3"/>
      <text:h text:style-name="P8" text:outline-level="3">Examples</text:h>
      <text:p text:style-name="P5">0)    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>{3, 1, 2, 1, 1}</text:p>
                </table:table-cell>
              </table:table-row>
              <table:table-row>
                <table:table-cell table:style-name="Table3.A1" office:value-type="string">
                  <text:p text:style-name="P13">5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2.A1" office:value-type="string">
            <text:p text:style-name="Preformatted_20_Text">Returns: 8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Several possible solutions are shown below (in order from card 1 to card 5): </text:p>
                  <text:list xml:id="list1021499101" text:style-name="L3">
                    <text:list-item>
                      <text:p text:style-name="P10">slot 1, slot 4, slot 5, slot 3, slot 2; </text:p>
                    </text:list-item>
                    <text:list-item>
                      <text:p text:style-name="P10">slot 1, slot 4, slot 3, slot 1, slot 2; </text:p>
                    </text:list-item>
                    <text:list-item>
                      <text:p text:style-name="P10">slot 2, slot 5, slot 4, slot 2, slot 1; </text:p>
                    </text:list-item>
                    <text:list-item>
                      <text:p text:style-name="P12">... </text:p>
                    </text:list-item>
                  </text:list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9"/>
          </table:table-cell>
        </table:table-row>
      </table:table>
      <text:p text:style-name="P5">1)    </text:p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3">{4, 7}</text:p>
                </table:table-cell>
              </table:table-row>
              <table:table-row>
                <table:table-cell table:style-name="Table6.A1" office:value-type="string">
                  <text:p text:style-name="P13">47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5.A1" office:value-type="string">
            <text:p text:style-name="Preformatted_20_Text">Returns: 0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>There is no way to win for John in this case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1" office:value-type="string">
            <text:p text:style-name="P9"/>
          </table:table-cell>
        </table:table-row>
      </table:table>
      <text:p text:style-name="P5">2)    </text:p>
      <table:table table:name="Table8" table:style-name="Table8">
        <table:table-column table:style-name="Table8.A"/>
        <table:table-row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3">{1, 1, 1, 1}</text:p>
                </table:table-cell>
              </table:table-row>
              <table:table-row>
                <table:table-cell table:style-name="Table9.A1" office:value-type="string">
                  <text:p text:style-name="P13">7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8.A1" office:value-type="string">
            <text:p text:style-name="P13">Returns: 32</text:p>
          </table:table-cell>
        </table:table-row>
        <table:table-row>
          <table:table-cell table:style-name="Table8.A1" office:value-type="string">
            <text:p text:style-name="P9"/>
          </table:table-cell>
        </table:table-row>
      </table:table>
      <text:p text:style-name="P5">3)    </text:p>
      <table:table table:name="Table10" table:style-name="Table10">
        <table:table-column table:style-name="Table10.A"/>
        <table:table-row>
          <table:table-cell table:style-name="Table10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{5, -1, -1, 4, 0, 2, -1, 8, 1, 2}</text:p>
                </table:table-cell>
              </table:table-row>
              <table:table-row>
                <table:table-cell table:style-name="Table11.A1" office:value-type="string">
                  <text:p text:style-name="P13">11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10.A1" office:value-type="string">
            <text:p text:style-name="P13">Returns: 42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unifont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unifont" style:font-size-asian="14pt" style:font-weight-asian="bold" style:font-name-complex="unifon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unifon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dy Balazs</meta:initial-creator>
    <meta:creation-date>2012-03-23T14:03:45</meta:creation-date>
    <meta:document-statistic meta:table-count="11" meta:image-count="0" meta:object-count="0" meta:page-count="2" meta:paragraph-count="55" meta:word-count="429" meta:character-count="2132" meta:non-whitespace-character-count="1729"/>
    <dc:date>2012-03-23T14:04:53</dc:date>
    <dc:creator>Engedy Balazs</dc:creator>
    <meta:editing-duration>PT1M8S</meta:editing-duration>
    <meta:editing-cycles>1</meta:editing-cycles>
    <meta:generator>LibreOffice/3.4$Linux LibreOffice_project/340m1$Build-302</meta:generator>
  </office:meta>
</office:document-meta>
</file>